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427cm"/>
    </style:style>
    <style:style style:name="Table1.B" style:family="table-column">
      <style:table-column-properties style:column-width="2.865cm"/>
    </style:style>
    <style:style style:name="Table1.C" style:family="table-column">
      <style:table-column-properties style:column-width="2.514cm"/>
    </style:style>
    <style:style style:name="Table1.D" style:family="table-column">
      <style:table-column-properties style:column-width="1.905cm"/>
    </style:style>
    <style:style style:name="Table1.E" style:family="table-column">
      <style:table-column-properties style:column-width="2.778cm"/>
    </style:style>
    <style:style style:name="Table1.F" style:family="table-column">
      <style:table-column-properties style:column-width="2.408cm"/>
    </style:style>
    <style:style style:name="Table1.G" style:family="table-column">
      <style:table-column-properties style:column-width="2.11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b8fa4"/>
    </style:style>
    <style:style style:name="P2" style:family="paragraph" style:parent-style-name="Standard">
      <style:text-properties officeooo:rsid="000eeb6b" officeooo:paragraph-rsid="000eeb6b"/>
    </style:style>
    <style:style style:name="P3" style:family="paragraph" style:parent-style-name="Standard">
      <style:text-properties officeooo:rsid="0010c348" officeooo:paragraph-rsid="0010c348"/>
    </style:style>
    <style:style style:name="P4" style:family="paragraph" style:parent-style-name="Standard">
      <style:text-properties officeooo:rsid="001666cd" officeooo:paragraph-rsid="001666cd"/>
    </style:style>
    <style:style style:name="P5" style:family="paragraph" style:parent-style-name="Header">
      <style:paragraph-properties fo:text-align="center" style:justify-single-word="false"/>
      <style:text-properties fo:font-size="15pt" officeooo:rsid="0003c540" officeooo:paragraph-rsid="0003c540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055417" officeooo:paragraph-rsid="00055417" style:font-weight-asian="bold" style:font-weight-complex="bold"/>
    </style:style>
    <style:style style:name="P7" style:family="paragraph" style:parent-style-name="Table_20_Contents">
      <style:text-properties officeooo:rsid="0008178f" officeooo:paragraph-rsid="0008178f"/>
    </style:style>
    <style:style style:name="T1" style:family="text">
      <style:text-properties officeooo:rsid="0009f96a"/>
    </style:style>
    <style:style style:name="T2" style:family="text">
      <style:text-properties officeooo:rsid="000b8fa4"/>
    </style:style>
    <style:style style:name="T3" style:family="text">
      <style:text-properties officeooo:rsid="000ca8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Draft*</text:p>
          </table:table-cell>
          <table:table-cell table:style-name="Table1.A1" office:value-type="string">
            <text:p text:style-name="P6"><text:s/>Organization</text:p>
          </table:table-cell>
          <table:table-cell table:style-name="Table1.A1" office:value-type="string">
            <text:p text:style-name="P6">Battery</text:p>
          </table:table-cell>
          <table:table-cell table:style-name="Table1.A1" office:value-type="string">
            <text:p text:style-name="P6">ISP</text:p>
          </table:table-cell>
          <table:table-cell table:style-name="Table1.A1" office:value-type="string">
            <text:p text:style-name="P6">Opto devices</text:p>
          </table:table-cell>
          <table:table-cell table:style-name="Table1.A1" office:value-type="string">
            <text:p text:style-name="P6">Motor</text:p>
          </table:table-cell>
          <table:table-cell table:style-name="Table1.G1" office:value-type="string">
            <text:p text:style-name="P6">ESP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Standard"/>
      <text:p text:style-name="Standard">* <text:span text:style-name="T1">PCB name is bleeDraft_xyz_a.dip</text:span></text:p>
      <text:p text:style-name="P1"><text:tab/><text:span text:style-name="T1">x: &lt;attempt number&gt; &lt;final / tentative&gt; </text:span></text:p>
      <text:p text:style-name="P1"><text:span text:style-name="T1"><text:tab/>y: &lt;number of layers&gt; <text:tab/>eg: 1l</text:span></text:p>
      <text:p text:style-name="P1"><text:span text:style-name="T2"><text:tab/>z: &lt;number of decks&gt; <text:tab/>eg: 3d</text:span></text:p>
      <text:p text:style-name="P1"><text:tab/><text:span text:style-name="T3">a: dimensions <text:s/>[in case a single number is mentioned (eg. n) – PCB is square (nXn)]</text:span></text:p>
      <text:p text:style-name="P1"/>
      <text:p text:style-name="P2">issues</text:p>
      <text:p text:style-name="P2"/>
      <text:p text:style-name="P2">crystal</text:p>
      <text:p text:style-name="P2">battery</text:p>
      <text:p text:style-name="P2">regulator option<text:tab/>1726</text:p>
      <text:p text:style-name="P3">multilayer <text:s/>manufacturing for 14 X 14 mm to 20 X 20mm</text:p>
      <text:p text:style-name="P3">debug pins and debug mode</text:p>
      <text:p text:style-name="P2"/>
      <text:p text:style-name="P4">&lt;NEEDS TO BE EDITTED&gt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5pt" officeooo:rsid="0003c540" officeooo:paragraph-rsid="0003c540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CB Chang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3:06:06.774803004</meta:creation-date>
    <dc:date>2015-06-26T15:01:39.591052197</dc:date>
    <meta:editing-duration>PT1H54M35S</meta:editing-duration>
    <meta:editing-cycles>17</meta:editing-cycles>
    <meta:generator>LibreOffice/4.2.8.2$Linux_X86_64 LibreOffice_project/420m0$Build-2</meta:generator>
    <meta:document-statistic meta:table-count="1" meta:image-count="0" meta:object-count="0" meta:page-count="1" meta:paragraph-count="20" meta:word-count="74" meta:character-count="417" meta:non-whitespace-character-count="352"/>
  </office:meta>
</office:document-meta>
</file>